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09ce"/>
    </style:style>
    <style:style style:name="P2" style:family="paragraph" style:parent-style-name="Standard">
      <style:text-properties officeooo:rsid="001b09ce" officeooo:paragraph-rsid="001b09ce"/>
    </style:style>
    <style:style style:name="P3" style:family="paragraph" style:parent-style-name="Standard">
      <style:text-properties officeooo:rsid="001b149c" officeooo:paragraph-rsid="001b149c"/>
    </style:style>
    <style:style style:name="P4" style:family="paragraph" style:parent-style-name="Standard">
      <style:text-properties officeooo:rsid="001b09ce"/>
    </style:style>
    <style:style style:name="P5" style:family="paragraph" style:parent-style-name="Standard">
      <style:text-properties officeooo:rsid="001b149c" officeooo:paragraph-rsid="001b149c"/>
    </style:style>
    <style:style style:name="T1" style:family="text">
      <style:text-properties officeooo:rsid="001b14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specificação de Requisitos – ER</text:p>
      <text:p text:style-name="Standard"/>
      <text:p text:style-name="Standard">Sistema da Delícias Gourmet</text:p>
      <text:p text:style-name="Standard"/>
      <text:p text:style-name="Standard">1 - Descrição Textual:</text:p>
      <text:p text:style-name="Standard"/>
      <text:p text:style-name="Standard">Estudo de Caso: Sistema da "Delícias Gourmet".</text:p>
      <text:p text:style-name="Standard"/>
      <text:p text:style-name="Standard"><text:tab/>Em uma indústria alimentícia chamada "Delícias Gourmet", o controle de materiais é um</text:p>
      <text:p text:style-name="Standard">processo-chave para garantir a qualidade e a eficiência dos produtos finais. Nesta história, vamos</text:p>
      <text:p text:style-name="Standard">explorar como diferentes atores desempenham funções importantes em seus respectivos setores,</text:p>
      <text:p text:style-name="Standard">interagindo e colaborando para manter o sistema de controle de materiais funcionando sem problemas.</text:p>
      <text:p text:style-name="P1"><text:tab/></text:p>
      <text:p text:style-name="P1"><text:tab/>A história começa com João, o gerente de compras, que é responsável por adquirir os</text:p>
      <text:p text:style-name="Standard">ingredientes e os materiais necessários para a produção dos alimentos. Ele trabalha em estreita</text:p>
      <text:p text:style-name="Standard">colaboração com os fornecedores para garantir a qualidade dos produtos e negocia os melhores preços</text:p>
      <text:p text:style-name="Standard">para reduzir os custos de produção.</text:p>
      <text:p text:style-name="P1"><text:tab/></text:p>
      <text:p text:style-name="P1"><text:tab/>Maria, a supervisora de estoque, trabalha em conjunto com João. Ela é responsável por</text:p>
      <text:p text:style-name="Standard">gerenciar o armazenamento dos materiais e garantir que todos os itens estejam devidamente</text:p>
      <text:p text:style-name="Standard">organizados e estocados. Quando os ingredientes e materiais chegam ao armazém, Maria confere e</text:p>
      <text:p text:style-name="Standard">verifica se tudo está em conformidade com os pedidos feitos por João.</text:p>
      <text:p text:style-name="P1"><text:tab/></text:p>
      <text:p text:style-name="P1"><text:tab/>Dentro da fábrica, Pedro, o coordenador de produção, coordena a utilização dos ingredientes </text:p>
      <text:p text:style-name="Standard">materiais no processo de fabricação. Ele colabora com Maria para garantir que os itens necessários</text:p>
      <text:p text:style-name="Standard">sejam entregues no momento certo e na quantidade adequada. Pedro também trabalha com os líderes</text:p>
      <text:p text:style-name="Standard">de cada linha de produção para planejar e otimizar a utilização dos materiais.</text:p>
      <text:p text:style-name="P1"><text:tab/></text:p>
      <text:p text:style-name="P1"><text:tab/>Na área de controle de qualidade, Ana, a analista de qualidade, monitora o processo de</text:p>
      <text:p text:style-name="Standard">produção, verificando se todos os ingredientes e materiais estão dentro dos padrões exigidos. Ela</text:p>
      <text:p text:style-name="Standard">também é responsável por conduzir inspeções regulares e garantir que a produção esteja em</text:p>
      <text:p text:style-name="Standard">conformidade com as normas de segurança alimentar e regulamentações governamentais.</text:p>
      <text:p text:style-name="P1"><text:tab/></text:p>
      <text:p text:style-name="P1"><text:tab/>Por fim, a história se completa com Carlos, o responsável pelas vendas e distribuição dos</text:p>
      <text:p text:style-name="Standard">produtos. Ele coordena a entrega dos produtos acabados aos clientes e mantém um registro de todas</text:p>
      <text:p text:style-name="Standard">as vendas realizadas. Carlos também fornece informações sobre a demanda do mercado e as</text:p>
      <text:p text:style-name="Standard">preferências dos clientes, o que ajuda João na seleção de fornecedores e ingredientes para futuras</text:p>
      <text:p text:style-name="Standard">compras.</text:p>
      <text:p text:style-name="P1"><text:tab/></text:p>
      <text:p text:style-name="P1"><text:tab/>Esta história ilustra como os diferentes atores em uma indústria alimentícia colaboram e</text:p>
      <text:p text:style-name="Standard">desempenham funções cruciais para manter o sistema manual de controle de materiais funcionando de forma eficiente. A interdependência entre as atividades de João, Maria, Pedro, Ana e Carlos é</text:p>
      <text:p text:style-name="Standard">fundamental para garantir que a "Delícias Gourmet" mantenha sua reputação de qualidade e satisfação</text:p>
      <text:p text:style-name="Standard">do cliente.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2 – O que o sistema deve fazer (funções básicas:</text:p>
      <text:p text:style-name="Standard"/>
      <text:p text:style-name="P2"><text:tab/>Ref.</text:p>
      <text:p text:style-name="Standard"/>
      <text:p text:style-name="P4">R1.1 – Adquirir os componentes necessários para iniciar o projeto.</text:p>
      <text:p text:style-name="Standard"/>
      <text:p text:style-name="P2">R1.2 – <text:span text:style-name="T1">Verificar o número de colaboradores para realização do projeto.</text:span></text:p>
      <text:p text:style-name="P2"/>
      <text:p text:style-name="P3">R1.3 – Gerenciar a função de cada colaborador presente no projeto.</text:p>
      <text:p text:style-name="P3"/>
      <text:p text:style-name="P3">R1.4 – Verificar e analisar as informações fornecias pelos colaboradores.</text:p>
      <text:p text:style-name="P3"/>
      <text:p text:style-name="P3">R1.5 – Fornecer informações com relação ao mercado atual, baseando-se nas preferências dos clientes.</text:p>
      <text:p text:style-name="P3"/>
      <text:p text:style-name="P3">R1.6 – Garantir uma boa venda e registro das informações para os contribuintes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20:00:39.644025086</meta:creation-date>
    <dc:date>2023-05-03T20:23:23.436785693</dc:date>
    <meta:editing-duration>PT10M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47" meta:word-count="475" meta:character-count="3156" meta:non-whitespace-character-count="2699"/>
  </office:meta>
</office:document-meta>
</file>